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02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92mm"/>
    </style:style>
    <style:style style:name="co4" style:family="table-column">
      <style:table-column-properties fo:break-before="auto" style:column-width="57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9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akštas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Rūšis</text:p>
          </table:table-cell>
          <table:table-cell table:style-name="ce1" office:value-type="string" calcext:value-type="string">
            <text:p>Vieta</text:p>
          </table:table-cell>
          <table:table-cell table:style-name="ce1" office:value-type="string" calcext:value-type="string">
            <text:p>Pagavimo_data</text:p>
          </table:table-cell>
          <table:table-cell table:style-name="ce1" office:value-type="string" calcext:value-type="string">
            <text:p>Lytis</text:p>
          </table:table-cell>
          <table:table-cell table:style-name="ce1" office:value-type="string" calcext:value-type="string">
            <text:p>Amžius</text:p>
          </table:table-cell>
          <table:table-cell table:style-name="ce1" office:value-type="string" calcext:value-type="string">
            <text:p>Pastabos</text:p>
          </table:table-cell>
          <table:table-cell table:style-name="ce1" office:value-type="string" calcext:value-type="string">
            <text:p>RatPyV1</text:p>
          </table:table-cell>
          <table:table-cell table:style-name="ce1" office:value-type="string" calcext:value-type="string">
            <text:p>RatPyV2</text:p>
          </table:table-cell>
          <table:table-cell table:style-name="ce1" table:number-columns-repeated="1010"/>
          <table:table-cell table:number-columns-repeated="5"/>
        </table:table-row>
        <table:table-row table:style-name="ro1">
          <table:table-cell table:style-name="ce1" office:value-type="string" calcext:value-type="string">
            <text:p>Iš viso reikšmių</text:p>
          </table:table-cell>
          <table:table-cell table:number-columns-repeated="8" table:style-name="ce1" office:value-type="float" office:value="117" calcext:value-type="float">
            <text:p>117</text:p>
          </table:table-cell>
          <table:table-cell table:style-name="ce1" table:number-columns-repeated="1010"/>
          <table:table-cell table:number-columns-repeated="5"/>
        </table:table-row>
        <table:table-row table:style-name="ro1">
          <table:table-cell office:value-type="string" calcext:value-type="string">
            <text:p>Žinomų reikšmių skaičius</text:p>
          </table:table-cell>
          <table:table-cell table:number-columns-repeated="3" table:style-name="ce1"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table:style-name="ce1"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žinomų reikšmių skaiči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kalių reikšmių skaičius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ikšmės</text:p>
          </table:table-cell>
          <table:table-cell office:value-type="string" calcext:value-type="string">
            <text:p>R.norvegicus</text:p>
            <text:p>R.rattus</text:p>
            <text:p>R.rattus (ruda forma)</text:p>
          </table:table-cell>
          <table:table-cell office:value-type="string" calcext:value-type="string">
            <text:p>Zarasų raj., Pakniškių km.</text:p>
            <text:p>Zarasų raj., Antazavės gyv.</text:p>
            <text:p>Rokiškio raj., Laibgalių km.</text:p>
            <text:p>Grubupių km., Šilutės raj.</text:p>
            <text:p>Joniškio raj., Šarūnų km.</text:p>
            <text:p>Vilniaus raj.</text:p>
            <text:p>Zarasų raj., Dusetų gyv.</text:p>
            <text:p><text:span text:style-name="T1">Rokiškio raj., Kovelių km.</text:span></text:p>
            <text:p>Vilnius, Gedimino pr.</text:p>
            <text:p>Joniškio raj., Veršių km.</text:p>
            <text:p>Gedimino pr., Vilnius</text:p>
            <text:p>Vilnius, senamiestis</text:p>
            <text:p>Panevėžio raj., Krekenava</text:p>
            <text:p>Utenos raj., Vilučių km.</text:p>
          </table:table-cell>
          <table:table-cell office:value-type="string" calcext:value-type="string">
            <text:p>2015.09.28 </text:p>
            <text:p>2017.09.07</text:p>
            <text:p>2015.10.05</text:p>
            <text:p>2016.08.31</text:p>
            <text:p>2014.01.03</text:p>
            <text:p>2016.09.27</text:p>
            <text:p>2015.08.13</text:p>
            <text:p>2015.08.27</text:p>
            <text:p>2016.01.09</text:p>
            <text:p>2015.10.13</text:p>
            <text:p>2015.10.14</text:p>
            <text:p>2017.03.04-07</text:p>
            <text:p>2017.03.31</text:p>
            <text:p>2015.10.02</text:p>
            <text:p>2014.11.05</text:p>
            <text:p>2016.04.01</text:p>
            <text:p>2015.02.15</text:p>
            <text:p>2017.07.08</text:p>
            <text:p>2015.10.03</text:p>
            <text:p>2016.01.10</text:p>
            <text:p>2017.02.20</text:p>
            <text:p>2016.09.15</text:p>
            <text:p>2015.10.12</text:p>
            <text:p>2017.04.05-07</text:p>
            <text:p>2015.08.26</text:p>
            <text:p>2017.05.01</text:p>
            <text:p>2017.09.30</text:p>
            <text:p>2013.09.27</text:p>
            <text:p>2017.10.01</text:p>
            <text:p>2015.03</text:p>
            <text:p>2014.10.20</text:p>
            <text:p>2016.11.02</text:p>
            <text:p>2017.02.25</text:p>
            <text:p>2015.02.17</text:p>
            <text:p>2016.02.05</text:p>
            <text:p>2015.02.16</text:p>
            <text:p>2017.09.28</text:p>
            <text:p>2014.06.10</text:p>
            <text:p>2014.09.29-10.22</text:p>
            <text:p>2014.11.17</text:p>
            <text:p>2014.11.06</text:p>
            <text:p>2015.02.15</text:p>
            <text:p>2014.09.29-10.21</text:p>
            <text:p>2017.09.20</text:p>
            <text:p>2013.09.21</text:p>
          </table:table-cell>
          <table:table-cell office:value-type="string" calcext:value-type="string">
            <text:p>mot.</text:p>
            <text:p>Vyr.</text:p>
          </table:table-cell>
          <table:table-cell office:value-type="string" calcext:value-type="string">
            <text:p>ad.</text:p>
            <text:p>juv.</text:p>
            <text:p>Sub.</text:p>
          </table:table-cell>
          <table:table-cell office:value-type="string" calcext:value-type="string">
            <text:p>Tvartas, laikomos vištos</text:p>
            <text:p>Tvartas, laikomos karvės</text:p>
            <text:p>Paukštynas</text:p>
            <text:p>Tvartas, laikomos karvės, kiaulės</text:p>
            <text:p>Gyvenamasis namas</text:p>
            <text:p>Kiaulių auginimo kompleksas</text:p>
            <text:p>Tvartas, laikomos kiaulės</text:p>
            <text:p>Ūkinis pastatas, gyvūnų nelaikoma</text:p>
            <text:p>Stumbrynas</text:p>
          </table:table-cell>
          <table:table-cell office:value-type="string" calcext:value-type="string">
            <text:p>Ne</text:p>
            <text:p>Taip</text:p>
          </table:table-cell>
          <table:table-cell office:value-type="string" calcext:value-type="string">
            <text:p>Ne</text:p>
            <text:p>Tai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iekvienos reikšmės skaičius</text:p>
          </table:table-cell>
          <table:table-cell office:value-type="string" calcext:value-type="string">
            <text:p>78</text:p>
            <text:p>33</text:p>
            <text:p>6</text:p>
          </table:table-cell>
          <table:table-cell office:value-type="string" calcext:value-type="string">
            <text:p>68</text:p>
            <text:p>13</text:p>
            <text:p>10</text:p>
            <text:p>6</text:p>
            <text:p>6</text:p>
            <text:p>4</text:p>
            <text:p>2</text:p>
            <text:p>2</text:p>
            <text:p>1</text:p>
            <text:p>1</text:p>
            <text:p>1</text:p>
            <text:p>1</text:p>
            <text:p>1</text:p>
            <text:p>1</text:p>
          </table:table-cell>
          <table:table-cell office:value-type="string" calcext:value-type="string">
            <text:p>11</text:p>
            <text:p>10</text:p>
            <text:p>7</text:p>
            <text:p>6</text:p>
            <text:p>6</text:p>
            <text:p>5</text:p>
            <text:p>5</text:p>
            <text:p>4</text:p>
            <text:p>4</text:p>
            <text:p>4</text:p>
            <text:p>3</text:p>
            <text:p>3</text:p>
            <text:p>3</text:p>
            <text:p>3</text:p>
            <text:p>2</text:p>
            <text:p>2</text:p>
            <text:p>2</text:p>
            <text:p>2</text:p>
            <text:p>2</text:p>
            <text:p>2</text:p>
            <text:p>2</text:p>
            <text:p>2</text:p>
            <text:p>2</text:p>
            <text:p>2</text:p>
            <text:p>2</text:p>
            <text:p>2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</table:table-cell>
          <table:table-cell office:value-type="string" calcext:value-type="string">
            <text:p>57</text:p>
            <text:p>55</text:p>
          </table:table-cell>
          <table:table-cell office:value-type="string" calcext:value-type="string">
            <text:p>45</text:p>
            <text:p>43</text:p>
            <text:p>29</text:p>
          </table:table-cell>
          <table:table-cell office:value-type="string" calcext:value-type="string">
            <text:p>61</text:p>
            <text:p>15</text:p>
            <text:p>12</text:p>
            <text:p>7</text:p>
            <text:p>7</text:p>
            <text:p>6</text:p>
            <text:p>4</text:p>
            <text:p>2</text:p>
            <text:p>1</text:p>
          </table:table-cell>
          <table:table-cell office:value-type="string" calcext:value-type="string">
            <text:p>74</text:p>
            <text:p>10</text:p>
          </table:table-cell>
          <table:table-cell office:value-type="string" calcext:value-type="string">
            <text:p>79</text:p>
            <text:p>5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t" fo:country="L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00-00-00</text:date>, <text:time style:data-style-name="N2" text:time-value="15:43:31.464518660">00:00:00</text:time></text:p>
        </style:region-right>
      </style:header>
      <style:header-left style:display="false"/>
      <style:footer>
        <text:p>Puslapis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6:10:17.680379898</meta:creation-date>
    <meta:generator>LibreOffice/6.0.6.2$Linux_X86_64 LibreOffice_project/00m0$Build-2</meta:generator>
    <dc:date>2018-12-14T15:43:45.260089159</dc:date>
    <meta:editing-duration>PT3H26M26S</meta:editing-duration>
    <meta:editing-cycles>11</meta:editing-cycles>
    <meta:document-statistic meta:table-count="1" meta:cell-count="62" meta:object-count="0"/>
  </office:meta>
</office:document-meta>
</file>